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2.4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55cm" fo:min-width="2.7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35cm" fo:min-width="3.6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9cm"/>
    </style:style>
    <style:style style:name="gr6" style:family="graphic" style:parent-style-name="objectwithoutfill">
      <style:graphic-properties draw:fill="none" draw:fill-color="#ffffff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85cm" fo:min-width="4.6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7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369cm" svg:height="0.962cm" svg:x="2.5cm" svg:y="9.1cm">
          <draw:text-box>
            <text:p>Server</text:p>
          </draw:text-box>
        </draw:frame>
        <draw:custom-shape draw:style-name="gr2" draw:text-style-name="P1" draw:layer="layout" svg:width="2.9cm" svg:height="1.7cm" svg:x="2.3cm" svg:y="8.8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369cm" svg:height="0.962cm" svg:x="2.6cm" svg:y="9.3cm">
          <draw:text-box>
            <text:p>Server</text:p>
          </draw:text-box>
        </draw:frame>
        <draw:custom-shape draw:style-name="gr3" draw:text-style-name="P1" draw:layer="layout" svg:width="3.2cm" svg:height="1.8cm" svg:x="15.5cm" svg:y="8.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119cm" svg:height="0.962cm" svg:x="15.9cm" svg:y="8.9cm">
          <draw:text-box>
            <text:p>Client</text:p>
          </draw:text-box>
        </draw:frame>
        <draw:custom-shape draw:style-name="gr4" draw:text-style-name="P1" draw:layer="layout" svg:width="4.1cm" svg:height="1.6cm" svg:x="1.7cm" svg:y="19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635cm" svg:height="0.962cm" svg:x="2cm" svg:y="19.6cm">
          <draw:text-box>
            <text:p>Lightswitch</text:p>
          </draw:text-box>
        </draw:frame>
        <draw:custom-shape draw:style-name="gr5" draw:text-style-name="P1" draw:layer="layout" svg:width="4.4cm" svg:height="1.5cm" svg:x="7.6cm" svg:y="13.7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3.884cm" svg:height="0.962cm" svg:x="8.1cm" svg:y="14cm">
          <draw:text-box>
            <text:p>Gpio_status</text:p>
          </draw:text-box>
        </draw:frame>
        <draw:line draw:style-name="gr6" draw:text-style-name="P1" draw:layer="layout" svg:x1="8.1cm" svg:y1="13.6cm" svg:x2="4cm" svg:y2="10.5cm">
          <text:p/>
        </draw:line>
        <draw:line draw:style-name="gr7" draw:text-style-name="P1" draw:layer="layout" svg:x1="5cm" svg:y1="19.2cm" svg:x2="8.5cm" svg:y2="15.2cm">
          <text:p/>
        </draw:line>
        <draw:line draw:style-name="gr7" draw:text-style-name="P1" draw:layer="layout" svg:x1="3cm" svg:y1="10.5cm" svg:x2="2.9cm" svg:y2="19.1cm">
          <text:p/>
        </draw:line>
        <draw:line draw:style-name="gr7" draw:text-style-name="P1" draw:layer="layout" svg:x1="5.2cm" svg:y1="10.3cm" svg:x2="15.1cm" svg:y2="10.3cm">
          <text:p/>
        </draw:line>
        <draw:custom-shape draw:style-name="gr8" draw:text-style-name="P1" draw:layer="layout" svg:width="5.1cm" svg:height="1.1cm" svg:x="2cm" svg:y="2.2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4.481cm" svg:height="0.962cm" svg:x="2.4cm" svg:y="2.2cm">
          <draw:text-box>
            <text:p>Lightswitch.sh</text:p>
          </draw:text-box>
        </draw:frame>
        <draw:line draw:style-name="gr7" draw:text-style-name="P1" draw:layer="layout" svg:x1="4cm" svg:y1="3.2cm" svg:x2="3.8cm" svg:y2="8.5cm">
          <text:p/>
        </draw:line>
        <draw:custom-shape draw:style-name="gr9" draw:text-style-name="P1" draw:layer="layout" svg:width="4.6cm" svg:height="1.4cm" svg:x="12cm" svg:y="19.1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5cm" svg:height="1.673cm" svg:x="12.1cm" svg:y="19.327cm">
          <draw:text-box>
            <text:p>PIN_STATUS</text:p>
          </draw:text-box>
        </draw:frame>
        <draw:line draw:style-name="gr6" draw:text-style-name="P1" draw:layer="layout" svg:x1="10.4cm" svg:y1="15.2cm" svg:x2="13.4cm" svg:y2="19.1cm">
          <text:p/>
        </draw:line>
        <draw:frame draw:style-name="gr1" draw:layer="layout" svg:width="4.016cm" svg:height="0.962cm" draw:transform="rotate (-0.925024503556995) translate (11.75cm 15.162cm)">
          <draw:text-box draw:corner-radius="5.7cm">
            <text:p>Read / Write</text:p>
          </draw:text-box>
        </draw:frame>
        <draw:line draw:style-name="gr7" draw:text-style-name="P1" draw:layer="layout" svg:x1="15.4cm" svg:y1="9.2cm" svg:x2="5.4cm" svg:y2="9.2cm">
          <text:p/>
        </draw:line>
        <draw:frame draw:style-name="gr1" draw:layer="layout" svg:width="3.389cm" svg:height="0.962cm" svg:x="8.3cm" svg:y="8.238cm">
          <draw:text-box>
            <text:p>Messages</text:p>
          </draw:text-box>
        </draw:frame>
        <draw:frame draw:style-name="gr1" draw:layer="layout" svg:width="2.161cm" svg:height="0.962cm" draw:transform="rotate (1.62874125796111) translate (2.925cm 7cm)">
          <draw:text-box>
            <text:p>Starts</text:p>
          </draw:text-box>
        </draw:frame>
        <draw:frame draw:style-name="gr1" draw:layer="layout" svg:width="4.092cm" svg:height="0.962cm" draw:transform="rotate (0.897273768450285) translate (4.559cm 18.167cm)">
          <draw:text-box>
            <text:p>Send update</text:p>
          </draw:text-box>
        </draw:frame>
        <draw:frame draw:style-name="gr11" draw:layer="layout" svg:width="6.249cm" svg:height="1.487cm" draw:transform="rotate (1.57760311087767) translate (1.534cm 17.457cm)">
          <draw:text-box>
            <text:p>Run (Messages)</text:p>
          </draw:text-box>
        </draw:frame>
        <draw:frame draw:style-name="gr1" draw:layer="layout" svg:width="3.715cm" svg:height="0.962cm" draw:transform="rotate (-0.60336032241444) translate (5.482cm 10.365cm)">
          <draw:text-box>
            <text:p>Gets status</text:p>
          </draw:text-box>
        </draw:frame>
        <draw:frame draw:style-name="gr1" draw:layer="layout" svg:width="5.785cm" svg:height="0.962cm" svg:x="8.3cm" svg:y="9.4cm">
          <draw:text-box>
            <text:p>Returns pin_stat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2:11:01.607000000</meta:creation-date>
    <dc:date>2015-06-06T12:44:41.700000000</dc:date>
    <meta:editing-duration>PT8M59S</meta:editing-duration>
    <meta:editing-cycles>1</meta:editing-cycles>
    <meta:document-statistic meta:object-count="27"/>
    <meta:generator>LibreOffice/4.3.1.2$Windows_x86 LibreOffice_project/958349dc3b25111dbca392fbc281a05559ef6848</meta:generator>
  </office:meta>
</office:document-meta>
</file>